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TypeConverterImpl.getObject( Valu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ingTypeConverterImpl.getValue( ValueFactory valueFactory , Object prop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TypeConverterImpl.getXPathQueryValue( ValueFactory valueFactory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